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20" style:family="table-column">
      <style:table-column-properties fo:break-before="auto" style:column-width="1.513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457cm"/>
    </style:style>
    <style:style style:name="co83" style:family="table-column">
      <style:table-column-properties fo:break-before="auto" style:column-width="5.129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co81" style:family="table-column">
      <style:table-column-properties fo:break-before="auto" style:column-width="1.542cm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653cm" fo:break-before="auto" style:use-optimal-row-height="false"/>
    </style:style>
    <style:style style:name="ro12" style:family="table-row">
      <style:table-row-properties style:row-height="1.326cm" fo:break-before="auto" style:use-optimal-row-height="false"/>
    </style:style>
    <style:style style:name="ro19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956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1.328cm" fo:break-before="auto" style:use-optimal-row-height="true"/>
    </style:style>
    <style:style style:name="ro28" style:family="table-row">
      <style:table-row-properties style:row-height="0.903cm" fo:break-before="auto" style:use-optimal-row-height="true"/>
    </style:style>
    <style:style style:name="ta6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dc2300"/>
    </style:style>
    <style:style style:name="ta1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6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20" table:default-cell-style-name="ce12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27" office:value-type="string">
            <text:p>FEDERATED SUNS</text:p>
          </table:table-cell>
          <table:table-cell table:style-name="ce29" table:number-columns-spanned="17" table:number-rows-spanned="1"/>
          <table:covered-table-cell table:number-columns-repeated="16" table:style-name="ce29"/>
          <table:table-cell table:style-name="ce29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1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5"/>
        </table:table-row>
        <table:table-row table:style-name="ro19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A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5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5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style-name="ce11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10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5"/>
        </table:table-row>
        <table:table-row table:style-name="ro21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lave</text:p>
          </table:table-cell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2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6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81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32" office:value-type="string">
            <text:p>Draconis Combine</text:p>
          </table:table-cell>
          <table:table-cell table:style-name="ce14" table:number-columns-spanned="17" table:number-rows-spanned="1"/>
          <table:covered-table-cell table:number-columns-repeated="12" table:style-name="ce14"/>
          <table:covered-table-cell table:number-columns-repeated="3" table:style-name="ce15"/>
          <table:covered-table-cell table:style-name="ce14"/>
          <table:table-cell table:style-name="ce14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5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Juggernaut</text:p>
          </table:table-cell>
          <table:table-cell table:style-name="ce44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2"/>
        </table:table-row>
        <table:table-row table:style-name="ro27">
          <table:table-cell table:style-name="ce3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5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8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5"/>
        </table:table-row>
        <table:table-row table:style-name="ro9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5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3" office:value-type="string">
            <text:p>Lyran Alliance</text:p>
          </table:table-cell>
          <table:table-cell table:style-name="ce36" table:number-columns-spanned="17" table:number-rows-spanned="1"/>
          <table:covered-table-cell table:number-columns-repeated="12" table:style-name="ce36"/>
          <table:covered-table-cell table:number-columns-repeated="3" table:style-name="ce15"/>
          <table:covered-table-cell table:style-name="ce36"/>
          <table:table-cell table:style-name="ce36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Commando COM-3A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Std</text:p>
            <text:p>(48)</text:p>
          </table:table-cell>
          <table:table-cell office:value-type="float" office:value="540">
            <text:p>540</text:p>
          </table:table-cell>
          <table:table-cell office:value-type="string">
            <text:p>2 x SRM-6 (1t)</text:p>
            <text:p>1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1t)</text:p>
            <text:p>1 x SSRM-2 (1t)</text:p>
            <text:p>2 x ER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3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9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7" office:value-type="string">
            <text:p>Capellan Confeder.</text:p>
          </table:table-cell>
          <table:table-cell table:style-name="ce39" table:number-columns-spanned="17" table:number-rows-spanned="1"/>
          <table:covered-table-cell table:number-columns-repeated="12" table:style-name="ce39"/>
          <table:covered-table-cell table:number-columns-repeated="3" table:style-name="ce15"/>
          <table:covered-table-cell table:style-name="ce39"/>
          <table:table-cell table:style-name="ce39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3"/>
          <table:table-cell table:style-name="ce11" office:value-type="string">
            <text:p>Skirmish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Brawler</text:p>
          </table:table-cell>
          <table:table-cell table:number-columns-repeated="1006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5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46" office:value-type="string">
            <text:p>Free Worlds League</text:p>
          </table:table-cell>
          <table:table-cell table:style-name="ce47" table:number-columns-spanned="17" table:number-rows-spanned="1"/>
          <table:covered-table-cell table:number-columns-repeated="12" table:style-name="ce47"/>
          <table:covered-table-cell table:number-columns-repeated="3" table:style-name="ce15"/>
          <table:covered-table-cell table:style-name="ce47"/>
          <table:table-cell table:style-name="ce47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6"/>
        </table:table-row>
        <table:table-row table:style-name="ro9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6"/>
        </table:table-row>
        <table:table-row table:style-name="ro9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3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8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6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8">2020-07-28</text:date>, <text:time>15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8T15:36:05.55</dc:date>
    <meta:editing-duration>P33DT20H14M34S</meta:editing-duration>
    <meta:editing-cycles>168</meta:editing-cycles>
    <meta:generator>OpenOffice/4.1.7$Win32 OpenOffice.org_project/417m1$Build-9800</meta:generator>
    <meta:document-statistic meta:table-count="10" meta:cell-count="2500" meta:object-count="0"/>
  </office:meta>
</office:document-meta>
</file>